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b13b3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Strong_20_Emphasis">Database Naming:</text:span></text:p>
      <text:list text:style-name="L1">
        <text:list-item>
          <text:p text:style-name="P4">Use descriptive names for databases to reflect their purpose or function.</text:p>
        </text:list-item>
        <text:list-item>
          <text:p text:style-name="P3">Avoid using special characters or spaces in database names.</text:p>
        </text:list-item>
      </text:list>
      <text:p text:style-name="Text_20_body">Example:</text:p>
      <text:p text:style-name="Preformatted_20_Text"><text:span text:style-name="Source_20_Text">user_management</text:span></text:p>
      <text:p text:style-name="P2"><text:span text:style-name="Source_20_Text">sales_data</text:span></text:p>
      <text:p text:style-name="Text_20_body"><text:span text:style-name="Strong_20_Emphasis">Table Naming:</text:span></text:p>
      <text:list text:style-name="L2">
        <text:list-item>
          <text:p text:style-name="P6">Use singular nouns for table names to represent individual entities.</text:p>
        </text:list-item>
        <text:list-item>
          <text:p text:style-name="P6">Use underscores to separate words in table names if needed.</text:p>
        </text:list-item>
        <text:list-item>
          <text:p text:style-name="P5">Choose concise and descriptive names that reflect the content of the table.</text:p>
        </text:list-item>
      </text:list>
      <text:p text:style-name="Text_20_body">Example:</text:p>
      <text:p text:style-name="Preformatted_20_Text"><text:span text:style-name="Source_20_Text">user_profile</text:span></text:p>
      <text:p text:style-name="P2"><text:span text:style-name="Source_20_Text">product_inventory</text:span></text:p>
      <text:p text:style-name="Text_20_body"><text:span text:style-name="Strong_20_Emphasis">Column Naming:</text:span></text:p>
      <text:list text:style-name="L3">
        <text:list-item>
          <text:p text:style-name="P8">Use descriptive names for columns that indicate the type of data they store.</text:p>
        </text:list-item>
        <text:list-item>
          <text:p text:style-name="P8">Avoid using reserved keywords as column names.</text:p>
        </text:list-item>
        <text:list-item>
          <text:p text:style-name="P7">Use underscores to separate words in column names if needed.</text:p>
        </text:list-item>
      </text:list>
      <text:p text:style-name="Text_20_body">Example:</text:p>
      <text:p text:style-name="Preformatted_20_Text"><text:span text:style-name="Source_20_Text">user_id</text:span></text:p>
      <text:p text:style-name="P2"><text:span text:style-name="Source_20_Text">product_name</text:span></text:p>
      <text:p text:style-name="Text_20_body"><text:span text:style-name="Strong_20_Emphasis">Primary Keys:</text:span></text:p>
      <text:list text:style-name="L4">
        <text:list-item>
          <text:p text:style-name="P10">Use a consistent naming convention for primary key columns, such as id.</text:p>
        </text:list-item>
        <text:list-item>
          <text:p text:style-name="P9">Consider using a surrogate key (e.g., auto-incrementing integer) as the primary key for each table.</text:p>
        </text:list-item>
      </text:list>
      <text:p text:style-name="Text_20_body">Example:</text:p>
      <text:p text:style-name="P2">python</text:p>
      <text:p text:style-name="P2"><text:span text:style-name="Source_20_Text">id (as primary key)</text:span></text:p>
      <text:p text:style-name="Text_20_body"><text:span text:style-name="Strong_20_Emphasis">Foreign Keys:</text:span></text:p>
      <text:list text:style-name="L5">
        <text:list-item>
          <text:p text:style-name="P12">Use meaningful names for foreign key columns that reflect the relationship between tables.</text:p>
        </text:list-item>
        <text:list-item>
          <text:p text:style-name="P11">Follow a convention for naming foreign key constraints, such as &lt;referencing_table&gt;_&lt;referenced_table&gt;_fk.</text:p>
        </text:list-item>
      </text:list>
      <text:p text:style-name="Text_20_body">Example:</text:p>
      <text:p text:style-name="P2"><text:span text:style-name="Source_20_Text">user_id_fk</text:span></text:p>
      <text:p text:style-name="Text_20_body"><text:span text:style-name="Strong_20_Emphasis">Indexes:</text:span></text:p>
      <text:list text:style-name="L6">
        <text:list-item>
          <text:p text:style-name="P14"><text:soft-page-break/>Use descriptive names for indexes that indicate the purpose of the index.</text:p>
        </text:list-item>
        <text:list-item>
          <text:p text:style-name="P14">Prefix index names with the table name for clarity.</text:p>
        </text:list-item>
        <text:list-item>
          <text:p text:style-name="P13">Choose appropriate columns for indexing based on query patterns and performance considerations.</text:p>
        </text:list-item>
      </text:list>
      <text:p text:style-name="Text_20_body">Example:</text:p>
      <text:p text:style-name="P2"><text:span text:style-name="Source_20_Text">user_profile_username_index</text:span></text:p>
      <text:p text:style-name="Text_20_body"><text:span text:style-name="Strong_20_Emphasis">Constraints:</text:span></text:p>
      <text:list text:style-name="L7">
        <text:list-item>
          <text:p text:style-name="P16">Use constraint names that describe the constraint being enforced.</text:p>
        </text:list-item>
        <text:list-item>
          <text:p text:style-name="P16">Prefix constraint names with the table name for clarity.</text:p>
        </text:list-item>
        <text:list-item>
          <text:p text:style-name="P15">Include a brief description of the constraint in the constraint name if necessary.</text:p>
        </text:list-item>
      </text:list>
      <text:p text:style-name="Text_20_body">Example:</text:p>
      <text:p text:style-name="P2"><text:span text:style-name="Source_20_Text">user_profile_email_unique_constraint</text:span></text:p>
      <text:p text:style-name="Text_20_body"><text:span text:style-name="Strong_20_Emphasis">Data Types:</text:span></text:p>
      <text:list text:style-name="L8">
        <text:list-item>
          <text:p text:style-name="P18">Choose appropriate data types for columns based on the type of data they will store.</text:p>
        </text:list-item>
        <text:list-item>
          <text:p text:style-name="P17">Use PostgreSQL's native data types whenever possible for better performance and compatibility.</text:p>
        </text:list-item>
      </text:list>
      <text:p text:style-name="Text_20_body">Example:</text:p>
      <text:p text:style-name="P2">sql</text:p>
      <text:p text:style-name="Preformatted_20_Text"><text:span text:style-name="Source_20_Text">VARCHAR for variable-length strings</text:span></text:p>
      <text:p text:style-name="P2"><text:span text:style-name="Source_20_Text">INTEGER for integer values</text:span></text:p>
      <text:p text:style-name="Text_20_body"><text:span text:style-name="Strong_20_Emphasis">Schema Organization:</text:span></text:p>
      <text:list text:style-name="L9">
        <text:list-item>
          <text:p text:style-name="P20">Organize tables into schemas based on their logical grouping or functionality.</text:p>
        </text:list-item>
        <text:list-item>
          <text:p text:style-name="P19">Use schemas to separate different parts of the database and manage permissions more effectively.</text:p>
        </text:list-item>
      </text:list>
      <text:p text:style-name="Text_20_body">Example:</text:p>
      <text:p text:style-name="P2">graphql</text:p>
      <text:p text:style-name="Preformatted_20_Text"><text:span text:style-name="Source_20_Text">public - Default schema</text:span></text:p>
      <text:p text:style-name="P2"><text:span text:style-name="Source_20_Text">sales - Schema for sales-related tables</text:span></text:p>
      <text:p text:style-name="Text_20_body"><text:span text:style-name="Strong_20_Emphasis">Comments and Documentation:</text:span></text:p>
      <text:list text:style-name="L10">
        <text:list-item>
          <text:p text:style-name="P22">Add comments to tables, columns, indexes, and constraints to document their purpose and usage.</text:p>
        </text:list-item>
        <text:list-item>
          <text:p text:style-name="P21">Include information about data sources, transformations, and any business rules enforced by the database.</text:p>
        </text:list-item>
      </text:list>
      <text:p text:style-name="Text_20_body">Example:</text:p>
      <text:p text:style-name="P2"><text:soft-page-break/>lua</text:p>
      <text:p text:style-name="P2"><text:span text:style-name="Source_20_Text">-- Table storing user profile information</text:span></text:p>
      <text:p text:style-name="Text_20_body"><text:span text:style-name="Strong_20_Emphasis">Security Considerations:</text:span></text:p>
      <text:list text:style-name="L11">
        <text:list-item>
          <text:p text:style-name="P23">Follow security best practices for PostgreSQL, such as limiting access to sensitive data, using SSL encryption, and regularly updating PostgreSQL and related software.</text:p>
        </text:list-item>
      </text:list>
      <text:p text:style-name="Text_20_body"><text:span text:style-name="Strong_20_Emphasis">Backup and Recovery:</text:span></text:p>
      <text:list text:style-name="L12">
        <text:list-item>
          <text:p text:style-name="P25">Implement a backup and recovery strategy to protect against data loss and ensure business continuity.</text:p>
        </text:list-item>
        <text:list-item>
          <text:p text:style-name="P24">Regularly test backups to verify their integrity and reliability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4:53.158672751</meta:creation-date>
    <dc:date>2024-04-03T14:06:23.099054797</dc:date>
    <meta:editing-duration>PT1M54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68" meta:word-count="426" meta:character-count="2838" meta:non-whitespace-character-count="2503"/>
  </office:meta>
</office:document-meta>
</file>